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0b3" officeooo:paragraph-rsid="001270b3"/>
    </style:style>
    <style:style style:name="P2" style:family="paragraph" style:parent-style-name="Standard">
      <style:text-properties officeooo:rsid="001533b8" officeooo:paragraph-rsid="001270b3"/>
    </style:style>
    <style:style style:name="P3" style:family="paragraph" style:parent-style-name="Standard">
      <style:text-properties fo:font-weight="bold" officeooo:rsid="001270b3" officeooo:paragraph-rsid="001270b3" style:font-weight-asian="bold" style:font-weight-complex="bold"/>
    </style:style>
    <style:style style:name="P4" style:family="paragraph" style:parent-style-name="Standard">
      <style:text-properties officeooo:rsid="001270b3" officeooo:paragraph-rsid="001270b3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rst.cc</text:p>
      <text:p text:style-name="P1"/>
      <text:p text:style-name="P1">/* -*- Mode:C++; c-file-style:"gnu"; indent-tabs-mode:nil; -*- */</text:p>
      <text:p text:style-name="P1">/*</text:p>
      <text:p text:style-name="P1"><text:s/>* This program is free software; you can redistribute it and/or modify</text:p>
      <text:p text:style-name="P1"><text:s/>* it under the terms of the GNU General Public License version 2 as</text:p>
      <text:p text:style-name="P1"><text:s/>* published by the Free Software Foundation;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; if not, write to the Free Software</text:p>
      <text:p text:style-name="P1"><text:s/>* Foundation, Inc., 59 Temple Place, Suite 330, Boston, MA <text:s/>02111-1307 <text:s/>USA</text:p>
      <text:p text:style-name="P1"><text:s/>*/</text:p>
      <text:p text:style-name="P1"/>
      <text:p text:style-name="P1">#include "ns3/core-module.h"</text:p>
      <text:p text:style-name="P1">#include "ns3/network-module.h"</text:p>
      <text:p text:style-name="P1">#include "ns3/internet-module.h"</text:p>
      <text:p text:style-name="P1">#include "ns3/point-to-point-module.h"</text:p>
      <text:p text:style-name="P1">#include "ns3/applications-module.h"</text:p>
      <text:p text:style-name="P1"/>
      <text:p text:style-name="P4">#include "ns3/netanim-module.h"</text:p>
      <text:p text:style-name="P4">#include "ns3/mobility-module.h"</text:p>
      <text:p text:style-name="P1"/>
      <text:p text:style-name="P1">// Default Network Topology</text:p>
      <text:p text:style-name="P1">//</text:p>
      <text:p text:style-name="P1">// <text:s text:c="6"/>10.1.1.0</text:p>
      <text:p text:style-name="P1">// n0 -------------- n1</text:p>
      <text:p text:style-name="P1">// <text:s text:c="3"/>point-to-point</text:p>
      <text:p text:style-name="P1">//</text:p>
      <text:p text:style-name="P1"><text:s/></text:p>
      <text:p text:style-name="P1">using namespace ns3;</text:p>
      <text:p text:style-name="P1"/>
      <text:p text:style-name="P1">NS_LOG_COMPONENT_DEFINE ("FirstScriptExample");</text:p>
      <text:p text:style-name="P1"/>
      <text:p text:style-name="P1">int</text:p>
      <text:p text:style-name="P1">main (int argc, char *argv[])</text:p>
      <text:p text:style-name="P1">{</text:p>
      <text:p text:style-name="P1"><text:s text:c="2"/>CommandLine cmd (__FILE__);</text:p>
      <text:p text:style-name="P1"><text:s text:c="2"/>cmd.Parse (argc, argv);</text:p>
      <text:p text:style-name="P1"><text:s text:c="2"/></text:p>
      <text:p text:style-name="P1"><text:s text:c="2"/>Time::SetResolution (Time::NS);</text:p>
      <text:p text:style-name="P1"><text:s text:c="2"/>LogComponentEnable ("UdpEchoClientApplication", LOG_LEVEL_INFO);</text:p>
      <text:p text:style-name="P1"><text:s text:c="2"/>LogComponentEnable ("UdpEchoServerApplication", LOG_LEVEL_INFO);</text:p>
      <text:p text:style-name="P1"/>
      <text:p text:style-name="P1"><text:s text:c="2"/>NodeContainer nodes;</text:p>
      <text:p text:style-name="P1"><text:s text:c="2"/>nodes.Create (2);</text:p>
      <text:p text:style-name="P1"/>
      <text:p text:style-name="P1"><text:s text:c="2"/>PointToPointHelper pointToPoint;</text:p>
      <text:p text:style-name="P1"><text:soft-page-break/><text:s text:c="2"/>pointToPoint.SetDeviceAttribute ("DataRate", StringValue ("5Mbps"));</text:p>
      <text:p text:style-name="P1"><text:s text:c="2"/>pointToPoint.SetChannelAttribute ("Delay", StringValue ("2ms"));</text:p>
      <text:p text:style-name="P1"/>
      <text:p text:style-name="P1"><text:s text:c="2"/>NetDeviceContainer devices;</text:p>
      <text:p text:style-name="P1"><text:s text:c="2"/>devices = pointToPoint.Install (nodes);</text:p>
      <text:p text:style-name="P1"/>
      <text:p text:style-name="P1"><text:s text:c="2"/>InternetStackHelper stack;</text:p>
      <text:p text:style-name="P1"><text:s text:c="2"/>stack.Install (nodes);</text:p>
      <text:p text:style-name="P1"/>
      <text:p text:style-name="P1"><text:s text:c="2"/>Ipv4AddressHelper address;</text:p>
      <text:p text:style-name="P1"><text:s text:c="2"/>address.SetBase ("10.1.1.0", "255.255.255.0");</text:p>
      <text:p text:style-name="P1"/>
      <text:p text:style-name="P1"><text:s text:c="2"/>Ipv4InterfaceContainer interfaces = address.Assign (devices);</text:p>
      <text:p text:style-name="P1"/>
      <text:p text:style-name="P1"><text:s text:c="2"/>UdpEchoServerHelper echoServer (9);</text:p>
      <text:p text:style-name="P1"/>
      <text:p text:style-name="P1"><text:s text:c="2"/>ApplicationContainer serverApps = echoServer.Install (nodes.Get (1));</text:p>
      <text:p text:style-name="P1"><text:s text:c="2"/>serverApps.Start (Seconds (1.0));</text:p>
      <text:p text:style-name="P1"><text:s text:c="2"/>serverApps.Stop (Seconds (10.0));</text:p>
      <text:p text:style-name="P1"/>
      <text:p text:style-name="P1"><text:s text:c="2"/>UdpEchoClientHelper echoClient (interfaces.GetAddress (1), 9);</text:p>
      <text:p text:style-name="P1"><text:s text:c="2"/>echoClient.SetAttribute ("MaxPackets", UintegerValue (1));</text:p>
      <text:p text:style-name="P1"><text:s text:c="2"/>echoClient.SetAttribute ("Interval", TimeValue (Seconds (1.0)));</text:p>
      <text:p text:style-name="P1"><text:s text:c="2"/>echoClient.SetAttribute ("PacketSize", UintegerValue (1024));</text:p>
      <text:p text:style-name="P1"/>
      <text:p text:style-name="P1"><text:s text:c="2"/>ApplicationContainer clientApps = echoClient.Install (nodes.Get (0));</text:p>
      <text:p text:style-name="P1"><text:s text:c="2"/>clientApps.Start (Seconds (2.0));</text:p>
      <text:p text:style-name="P1"><text:s text:c="2"/>clientApps.Stop (Seconds (10.0));</text:p>
      <text:p text:style-name="P1"/>
      <text:p text:style-name="P4">MobilityHelper mobility;</text:p>
      <text:p text:style-name="P4">mobility.SetMobilityModel("ns3::ConstantPositionMobilityModel");</text:p>
      <text:p text:style-name="P4">mobility.Install(nodes);</text:p>
      <text:p text:style-name="P4">AnimationInterface anim("first.xml");</text:p>
      <text:p text:style-name="P4">AnimationInterface::SetConstantPosition(nodes.Get(0),10,25);</text:p>
      <text:p text:style-name="P4">AnimationInterface::SetConstantPosition(nodes.Get(1),40,25);</text:p>
      <text:p text:style-name="P4">anim.EnablePacketMetadata(true);</text:p>
      <text:p text:style-name="P4">pointToPoint.EnablePcapAll("first");</text:p>
      <text:p text:style-name="P1"/>
      <text:p text:style-name="P1"><text:s text:c="2"/>Simulator::Run ();</text:p>
      <text:p text:style-name="P1"><text:s text:c="2"/>Simulator::Destroy ();</text:p>
      <text:p text:style-name="P1"><text:s text:c="2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6:37:41.115670118</meta:creation-date>
    <dc:date>2023-06-20T11:17:50.124753193</dc:date>
    <meta:editing-duration>PT3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274" meta:character-count="2792" meta:non-whitespace-character-count="2502"/>
  </office:meta>
</office:document-meta>
</file>